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Normal" style:family="paragraph">
      <style:text-properties fo:font-weight="bold" style:font-weight-asian="bold" style:font-weight-complex="bold"/>
    </style:style>
    <style:style style:name="P3" style:parent-style-name="Normal" style:family="paragraph">
      <style:text-properties fo:font-weight="bold" style:font-weight-asian="bold" style:font-weight-complex="bold"/>
    </style:style>
    <style:style style:name="P4" style:parent-style-name="Normal" style:family="paragraph">
      <style:text-properties fo:font-weight="bold" style:font-weight-asian="bold" style:font-weight-complex="bold"/>
    </style:style>
  </office:automatic-styles>
  <office:body>
    <office:text text:use-soft-page-breaks="true">
      <text:p text:style-name="P1">Title :</text:p>
      <text:p text:style-name="Normal">Real time data warehousing with Airflow</text:p>
      <text:p text:style-name="P2">Project description :</text:p>
      <text:p text:style-name="Normal">Data warehousing normally depends on an overnight Extract, Transform, and Load (ETL) process to refresh data daily. This project will look at using Apache Airflow to create a Realtime data pipeline to a cloud-based data warehouse for analysis and visualisation.</text:p>
      <text:p text:style-name="P3">Data :</text:p>
      <text:p text:style-name="Normal">Weather Data API<text:s/></text:p>
      <text:p text:style-name="Normal"><text:a xlink:href="https://www.weatherapi.com/my/" office:target-frame-name="_top" xlink:show="replace"><text:span text:style-name="Hyperlink">https://www.weatherapi.com/my/</text:span></text:a></text:p>
      <text:p text:style-name="Normal">Used Astronomy Data</text:p>
      <text:p text:style-name="P4">Login Credential in Weather Data:</text:p>
      <text:p text:style-name="Normal"><text:a xlink:href="mailto:2495895@dundee.ac.uk" office:target-frame-name="_top" xlink:show="replace"><text:span text:style-name="Hyperlink">2495895@dundee.ac.uk</text:span></text:a><text:s/></text:p>
      <text:p text:style-name="Normal">Password <text:s text:c="2"/>:</text:p>
      <text:p text:style-name="Normal">S&amp;Tst/A^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inam ul hassan</meta:initial-creator>
    <dc:creator>inam ul hassan</dc:creator>
    <meta:creation-date>2023-02-22T18:08:00Z</meta:creation-date>
    <dc:date>2023-03-19T00:00:00Z</dc:date>
    <meta:template xlink:href="Normal" xlink:type="simple"/>
    <meta:editing-cycles>4</meta:editing-cycles>
    <meta:editing-duration>PT900S</meta:editing-duration>
    <meta:document-statistic meta:page-count="1" meta:paragraph-count="1" meta:word-count="86" meta:character-count="580" meta:row-count="4" meta:non-whitespace-character-count="495"/>
  </office:meta>
</office:document-meta>
</file>